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95cm" fo:min-width="14.7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6.75cm" fo:min-width="5.5cm"/>
      <style:paragraph-properties style:writing-mode="lr-tb"/>
    </style:style>
    <style:style style:name="gr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39.65cm" fo:min-width="57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688cm"/>
      <style:paragraph-properties style:writing-mode="lr-tb"/>
    </style:style>
    <style:style style:name="gr5" style:family="graphic" style:parent-style-name="objectwithoutfill">
      <style:graphic-properties svg:stroke-width="0.102cm" svg:stroke-color="#00a933" draw:marker-start="Arrow" draw:marker-start-width="0.305cm" draw:marker-end-width="0.305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="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0000" draw:marker-start="Arrow" draw:marker-start-width="0.36cm" draw:marker-end="" draw:marker-end-width="0.305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0000" draw:marker-start="Arrow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6.75cm" fo:min-width="6.5cm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3.75cm" fo:min-width="4.5cm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6.5cm"/>
      <style:paragraph-properties style:writing-mode="lr-tb"/>
    </style:style>
    <style:style style:name="gr12" style:family="graphic" style:parent-style-name="objectwithoutfill">
      <style:graphic-properties svg:stroke-width="0.106cm" svg:stroke-color="#b47804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2cm" svg:stroke-color="#00a933" draw:marker-start="Arrow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6cm" svg:stroke-color="#b47804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2.75cm" fo:min-width="2.5cm"/>
      <style:paragraph-properties style:writing-mode="lr-tb"/>
    </style:style>
    <style:style style:name="gr1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2.75cm" fo:min-width="2.5cm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2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22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9.75cm" fo:min-width="8.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51cm" fo:min-width="4.49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1cm" fo:min-width="4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7" style:family="graphic" style:parent-style-name="standard">
      <style:graphic-properties svg:stroke-width="0.102cm" svg:stroke-color="#ff0000" draw:marker-start="Arrow" draw:marker-start-width="0.356cm" draw:marker-end="" draw:marker-end-width="0.356cm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width="0.102cm" svg:stroke-color="#000000" draw:marker-start="" draw:marker-start-width="0.152cm" draw:marker-end="" draw:marker-end-width="0.152cm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6.75cm" fo:min-width="4.5cm"/>
      <style:paragraph-properties style:writing-mode="lr-tb"/>
    </style:style>
    <style:style style:name="gr30" style:family="graphic" style:parent-style-name="objectwithoutfill">
      <style:graphic-properties svg:stroke-width="0.102cm" svg:stroke-color="#ffff00" draw:marker-start="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2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3.5cm"/>
      <style:paragraph-properties style:writing-mode="lr-tb"/>
    </style:style>
    <style:style style:name="gr3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5.5cm"/>
      <style:paragraph-properties style:writing-mode="lr-tb"/>
    </style:style>
    <style:style style:name="gr34" style:family="graphic" style:parent-style-name="objectwithoutfill">
      <style:graphic-properties svg:stroke-width="0.102cm" svg:stroke-color="#999999" draw:marker-start="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ff0000" draw:marker-start="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ffff00" draw:marker-start="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svg:stroke-width="0.106cm" svg:stroke-color="#000000" draw:marker-start="" draw:marker-start-width="0.36cm" draw:marker-end="" draw:marker-end-width="0.36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00000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2cm" svg:stroke-color="#000000" draw:marker-start="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7.75cm" fo:min-width="5.5cm"/>
      <style:paragraph-properties style:writing-mode="lr-tb"/>
    </style:style>
    <style:style style:name="gr4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75cm" fo:min-width="6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9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cm"/>
      <style:paragraph-properties style:writing-mode="lr-tb"/>
    </style:style>
    <style:style style:name="gr44" style:family="graphic" style:parent-style-name="objectwithoutfill">
      <style:graphic-properties svg:stroke-width="0.102cm" svg:stroke-color="#999999" draw:marker-start="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45" style:family="graphic" style:parent-style-name="objectwithoutfill">
      <style:graphic-properties svg:stroke-width="0.102cm" svg:stroke-color="#999999" draw:marker-start="Arrow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46" style:family="graphic" style:parent-style-name="objectwithoutfill">
      <style:graphic-properties draw:stroke="solid" svg:stroke-width="0.106cm" svg:stroke-color="#ff0000" draw:marker-start-width="0.36cm" draw:marker-end="" draw:marker-end-width="0.311cm" draw:fill="solid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ff000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b47804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50" style:family="graphic" style:parent-style-name="objectwithoutfill">
      <style:graphic-properties svg:stroke-width="0.102cm" svg:stroke-color="#00a933" draw:marker-start="" draw:marker-start-width="0.305cm" draw:marker-end="Arrow" draw:marker-end-width="0.305cm" draw:fill="solid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svg:stroke-width="0.106cm" svg:stroke-color="#00a933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9cm"/>
      <style:paragraph-properties style:writing-mode="lr-tb"/>
    </style:style>
    <style:style style:name="gr53" style:family="graphic" style:parent-style-name="objectwithoutfill">
      <style:graphic-properties svg:stroke-width="0.102cm" svg:stroke-color="#ff0000" draw:marker-start="" draw:marker-start-width="0.305cm" draw:marker-end="" draw:marker-end-width="0.305cm" draw:fill="solid" draw:fill-color="#ff0000" draw:textarea-vertical-align="middle" fo:padding-top="0.176cm" fo:padding-bottom="0.176cm" fo:padding-left="0.301cm" fo:padding-right="0.301cm"/>
    </style:style>
    <style:style style:name="gr54" style:family="graphic" style:parent-style-name="objectwithoutfill">
      <style:graphic-properties svg:stroke-width="0.102cm" svg:stroke-color="#ff0000" draw:marker-start="Arrow" draw:marker-start-width="0.305cm" draw:marker-end="" draw:marker-end-width="0.305cm" draw:fill="solid" draw:fill-color="#ff0000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/>
      <style:paragraph-properties style:writing-mode="lr-tb"/>
    </style:style>
    <style:style style:name="gr57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10.5cm"/>
      <style:paragraph-properties style:writing-mode="lr-tb"/>
    </style:style>
    <style:style style:name="gr5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3.5cm"/>
      <style:paragraph-properties style:writing-mode="lr-tb"/>
    </style:style>
    <style:style style:name="gr59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7.5cm"/>
      <style:paragraph-properties style:writing-mode="lr-tb"/>
    </style:style>
    <style:style style:name="gr60" style:family="graphic" style:parent-style-name="standard">
      <style:graphic-properties svg:stroke-width="0.102cm" svg:stroke-color="#ff0000" draw:marker-start="" draw:marker-start-width="0.152cm" draw:marker-end-width="0.356cm" draw:textarea-vertical-align="middle" fo:padding-top="0.176cm" fo:padding-bottom="0.176cm" fo:padding-left="0.301cm" fo:padding-right="0.301cm"/>
    </style:style>
    <style:style style:name="gr61" style:family="graphic" style:parent-style-name="standard">
      <style:graphic-properties svg:stroke-width="0.102cm" svg:stroke-color="#000000" draw:marker-start="" draw:marker-start-width="0.203cm" draw:marker-end="" draw:marker-end-width="0.203cm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64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65" style:family="graphic" style:parent-style-name="standard">
      <style:graphic-properties svg:stroke-width="0.102cm" svg:stroke-color="#00a933" draw:marker-start="Arrowheads_20_1" draw:marker-start-width="0.36cm" draw:marker-end="Arrowheads_20_1" draw:marker-end-width="0.356cm" draw:textarea-vertical-align="middle" fo:padding-top="0.176cm" fo:padding-bottom="0.176cm" fo:padding-left="0.301cm" fo:padding-right="0.301cm"/>
    </style:style>
    <style:style style:name="gr66" style:family="graphic" style:parent-style-name="standard">
      <style:graphic-properties svg:stroke-width="0.102cm" svg:stroke-color="#ffff00" draw:marker-start="Arrowheads_20_1" draw:marker-start-width="0.36cm" draw:marker-end="Arrowheads_20_1" draw:marker-end-width="0.356cm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8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4.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6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6cm"/>
      <style:paragraph-properties style:writing-mode="lr-tb"/>
    </style:style>
    <style:style style:name="gr71" style:family="graphic" style:parent-style-name="standard">
      <style:graphic-properties svg:stroke-width="0.106cm" svg:stroke-color="#808080" draw:marker-start="Arrow_20_large" draw:marker-start-width="0.36cm" draw:marker-end="" draw:marker-end-width="0.36cm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808080" draw:marker-start="" draw:marker-start-width="0.36cm" draw:marker-end="Arrowheads_20_1" draw:marker-end-width="0.36cm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808080" draw:marker-start="" draw:marker-start-width="0.36cm" draw:marker-end="Arrow_20_large" draw:marker-end-width="0.36cm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cccccc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aa95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cccccc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OTTOM - POWER SUPPLY" draw:style-name="dp1" draw:master-page-name="Default">
        <draw:custom-shape draw:style-name="gr1" draw:text-style-name="P1" draw:layer="layout" svg:width="15.2cm" svg:height="22.2cm" draw:transform="rotate (1.5707963267949) translate (7.901cm 22.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cm" svg:x="16.001cm" svg:y="7cm">
          <text:p text:style-name="P2">VAC FUSE</text:p>
          <text:p text:style-name="P2">HOLDER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8cm" svg:height="39.9cm" svg:x="42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3.188cm" svg:height="1.195cm" svg:x="2.013cm" svg:y="1.805cm">
          <draw:text-box>
            <text:p><text:span text:style-name="T1">BOTTOM – POWER SUPPLY &amp; BATTERY MANAGEMENT</text:span></text:p>
          </draw:text-box>
        </draw:frame>
        <draw:line draw:style-name="gr5" draw:text-style-name="P6" xml:id="id20" draw:id="id20" draw:layer="layout" svg:x1="29.999cm" svg:y1="12.5cm" svg:x2="31.999cm" svg:y2="12.5cm">
          <text:p/>
        </draw:line>
        <draw:line draw:style-name="gr6" draw:text-style-name="P6" xml:id="id19" draw:id="id19" draw:layer="layout" svg:x1="42cm" svg:y1="11cm" svg:x2="39cm" svg:y2="11cm">
          <text:p/>
        </draw:line>
        <draw:line draw:style-name="gr7" draw:text-style-name="P6" draw:layer="layout" svg:x1="42cm" svg:y1="9cm" svg:x2="39cm" svg:y2="9cm">
          <text:p/>
        </draw:line>
        <draw:line draw:style-name="gr8" draw:text-style-name="P6" draw:layer="layout" svg:x1="71cm" svg:y1="27cm" svg:x2="71cm" svg:y2="19cm">
          <text:p/>
        </draw:line>
        <draw:custom-shape draw:style-name="gr9" draw:text-style-name="P7" draw:layer="layout" svg:width="7cm" svg:height="7cm" svg:x="31.999cm" svg:y="7cm">
          <text:p text:style-name="P2"><text:span text:style-name="T2">AC/DC (</text:span>ISOLATED)</text:p>
          <text:p text:style-name="P2">220VAC – <text:span text:style-name="T3">24VDC</text:span></text:p>
          <text:p text:style-name="P2">230 W</text:p>
          <text:p text:style-name="P2">(RACM230-24SG) <text:s text:c="4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4cm" svg:x="16.501cm" svg:y="10cm">
          <text:p text:style-name="P2">VAC FUSE – 2A</text:p>
          <text:p text:style-name="P2">FAST BLOW</text:p>
          <text:p text:style-name="P2">(​​0217002.MXP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3cm" draw:transform="rotate (1.5707963267949) translate (8cm 22cm)">
          <text:p text:style-name="P2">C14</text:p>
          <text:p text:style-name="P2">CONNECTOR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1.999cm" svg:y1="8.5cm" svg:x2="29.999cm" svg:y2="8.5cm">
          <text:p/>
        </draw:line>
        <draw:line draw:style-name="gr13" draw:text-style-name="P6" draw:layer="layout" svg:x1="31.999cm" svg:y1="10.5cm" svg:x2="29.999cm" svg:y2="10.5cm">
          <text:p/>
        </draw:line>
        <draw:line draw:style-name="gr14" draw:text-style-name="P6" xml:id="id17" draw:id="id17" draw:layer="layout" svg:x1="11cm" svg:y1="20.5cm" svg:x2="12cm" svg:y2="20.5cm">
          <text:p/>
        </draw:line>
        <draw:line draw:style-name="gr15" draw:text-style-name="P6" xml:id="id12" draw:id="id12" draw:layer="layout" svg:x1="12cm" svg:y1="16.5cm" svg:x2="11cm" svg:y2="16.5cm">
          <text:p/>
        </draw:line>
        <draw:line draw:style-name="gr16" draw:text-style-name="P6" xml:id="id14" draw:id="id14" draw:layer="layout" svg:x1="13cm" svg:y1="18.5cm" svg:x2="11cm" svg:y2="18.5cm">
          <text:p/>
        </draw:line>
        <draw:custom-shape draw:style-name="gr17" draw:text-style-name="P7" draw:layer="layout" svg:width="3cm" svg:height="3cm" svg:x="35.006cm" svg:y="27cm">
          <text:p text:style-name="P2">POWER</text:p>
          <text:p text:style-name="P2">SUPPLY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cm" svg:height="3cm" svg:x="35.006cm" svg:y="31cm">
          <text:p text:style-name="P2">CUSTOM</text:p>
          <text:p text:style-name="P2">PCB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cm" svg:height="3cm" svg:x="31cm" svg:y="27cm">
          <text:p text:style-name="P2">O.E.M.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3.148cm" svg:height="0.962cm" svg:x="32.952cm" svg:y="25.038cm">
          <draw:text-box>
            <text:p><text:span text:style-name="T3">LEGEND</text:span></text:p>
          </draw:text-box>
        </draw:frame>
        <draw:custom-shape draw:style-name="gr21" draw:text-style-name="P2" draw:layer="layout" svg:width="3cm" svg:height="3cm" svg:x="30.994cm" svg:y="31cm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cm" svg:height="10cm" svg:x="30cm" svg:y="25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5.019cm" svg:height="0.962cm" svg:x="32.982cm" svg:y="6.038cm">
          <draw:text-box>
            <text:p><text:span text:style-name="T2">PANEL MOUNT</text:span></text:p>
          </draw:text-box>
        </draw:frame>
        <draw:custom-shape draw:style-name="gr24" draw:text-style-name="P2" xml:id="id3" draw:id="id3" draw:layer="layout" svg:width="4.999cm" svg:height="2.001cm" draw:transform="skewX (0.000523598775598299) rotate (1.5709708597201) translate (56.999cm 11.999cm)"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1" draw:id="id1" draw:layer="layout" svg:width="5cm" svg:height="2.001cm" draw:transform="rotate (1.5709708597201) translate (52.998cm 12cm)">
          <text:p text:style-name="P2">E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2" draw:id="id2" draw:layer="layout" svg:width="5cm" svg:height="2cm" draw:transform="rotate (1.5709708597201) translate (49cm 12cm)">
          <text:p text:style-name="P2">DC FUSE – 7A</text:p>
          <text:p text:style-name="P2">(0154007.D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1" draw:layer="layout" svg:x1="52.998cm" svg:y1="9.5cm" svg:x2="51cm" svg:y2="9.5cm" draw:start-shape="id1" draw:start-glue-point="0" draw:end-shape="id2" draw:end-glue-point="2" svg:d="M52998 9500h-1998" svg:viewBox="0 0 1999 1">
          <text:p/>
        </draw:connector>
        <draw:connector draw:style-name="gr28" draw:text-style-name="P11" draw:layer="layout" draw:line-skew="0.499cm" svg:x1="53.998cm" svg:y1="12cm" svg:x2="57.999cm" svg:y2="12cm" draw:start-shape="id1" draw:start-glue-point="3" draw:end-shape="id3" draw:end-glue-point="3" svg:d="M53998 12000v1001h4001v-1001" svg:viewBox="0 0 4002 1002">
          <text:p/>
        </draw:connector>
        <draw:connector draw:style-name="gr27" draw:text-style-name="P11" draw:layer="layout" svg:x1="56.999cm" svg:y1="9.5cm" svg:x2="54.999cm" svg:y2="9.5cm" draw:start-shape="id3" draw:start-glue-point="0" draw:end-shape="id1" draw:end-glue-point="2" svg:d="M56999 9500h-2000" svg:viewBox="0 0 2001 1">
          <text:p/>
        </draw:connector>
        <draw:custom-shape draw:style-name="gr29" draw:text-style-name="P3" draw:layer="layout" svg:width="5cm" svg:height="7cm" svg:x="42cm" svg:y="7cm">
          <text:p text:style-name="P2">INPUT</text:p>
          <text:p text:style-name="P2">CONNECTOR</text:p>
          <text:p text:style-name="P2">(MOLEX - </text:p>
          <text:p text:style-name="P2">436500204)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4cm" svg:y1="13cm" svg:x2="47cm" svg:y2="13cm">
          <text:p/>
        </draw:line>
        <draw:line draw:style-name="gr7" draw:text-style-name="P6" draw:layer="layout" svg:x1="49cm" svg:y1="9.5cm" svg:x2="47cm" svg:y2="9.5cm">
          <text:p/>
        </draw:line>
        <draw:line draw:style-name="gr30" draw:text-style-name="P6" draw:layer="layout" svg:x1="69.026cm" svg:y1="24cm" svg:x2="69cm" svg:y2="27cm">
          <text:p/>
        </draw:line>
        <draw:custom-shape draw:style-name="gr31" draw:text-style-name="P2" xml:id="id6" draw:id="id6" draw:layer="layout" svg:width="4cm" svg:height="1cm" svg:x="68cm" svg:y="25cm">
          <text:p text:style-name="P2">ESD</text:p>
          <draw:enhanced-geometry svg:viewBox="0 0 21600 21600" draw:type="rectangle" draw:enhanced-path="M 0 0 L 21600 0 21600 21600 0 21600 0 0 Z N"/>
        </draw:custom-shape>
        <draw:custom-shape draw:style-name="gr32" draw:text-style-name="P3" xml:id="id9" draw:id="id9" draw:layer="layout" svg:width="4cm" svg:height="2cm" draw:transform="rotate (1.5707963267949) translate (70cm 19cm)">
          <text:p text:style-name="P2">MOSFET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cm" svg:height="3cm" svg:x="66cm" svg:y="27cm">
          <text:p text:style-name="P2">BATTERY</text:p>
          <text:p text:style-name="P2">CONNECTOR</text:p>
          <text:p text:style-name="P12"><text:span text:style-name="T2">(</text:span>MOLEX - </text:p>
          <text:p text:style-name="P2">436500304)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66cm" svg:y1="17cm" svg:x2="70cm" svg:y2="17cm">
          <text:p/>
        </draw:line>
        <draw:line draw:style-name="gr35" draw:text-style-name="P6" draw:layer="layout" svg:x1="71cm" svg:y1="20cm" svg:x2="66cm" svg:y2="20cm">
          <text:p/>
        </draw:line>
        <draw:line draw:style-name="gr36" draw:text-style-name="P6" draw:layer="layout" svg:x1="69cm" svg:y1="21cm" svg:x2="66cm" svg:y2="21cm">
          <text:p/>
        </draw:line>
        <draw:line draw:style-name="gr30" draw:text-style-name="P6" draw:layer="layout" svg:x1="69.026cm" svg:y1="21cm" svg:x2="69cm" svg:y2="23cm">
          <text:p/>
        </draw:line>
        <draw:custom-shape draw:style-name="gr31" draw:text-style-name="P2" xml:id="id5" draw:id="id5" draw:layer="layout" svg:width="4cm" svg:height="1cm" svg:x="68cm" svg:y="23cm"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draw:line-skew="0.999cm" svg:x1="57.999cm" svg:y1="12cm" svg:x2="63cm" svg:y2="22cm" draw:start-shape="id3" draw:start-glue-point="3" draw:end-shape="id4" draw:end-glue-point="2" svg:d="M57999 12000v11500h5001v-1500" svg:viewBox="0 0 5002 11501">
          <text:p/>
        </draw:connector>
        <draw:connector draw:style-name="gr38" draw:text-style-name="P11" draw:layer="layout" draw:line-skew="-0.499cm" svg:x1="68cm" svg:y1="23.5cm" svg:x2="68cm" svg:y2="25.5cm" draw:start-shape="id5" draw:start-glue-point="3" draw:end-shape="id6" draw:end-glue-point="3" svg:d="M68000 23500h-1000v2000h1000" svg:viewBox="0 0 1001 2001">
          <text:p/>
        </draw:connector>
        <draw:connector draw:style-name="gr38" draw:text-style-name="P11" draw:layer="layout" svg:x1="68cm" svg:y1="23.5cm" svg:x2="63cm" svg:y2="22cm" draw:start-shape="id5" draw:start-glue-point="3" draw:end-shape="id4" draw:end-glue-point="2" svg:d="M68000 23500h-5000v-1500" svg:viewBox="0 0 5001 1501">
          <text:p/>
        </draw:connector>
        <draw:line draw:style-name="gr39" draw:text-style-name="P6" draw:layer="layout" svg:x1="67cm" svg:y1="25.5cm" svg:x2="67cm" svg:y2="27cm">
          <text:p/>
        </draw:line>
        <draw:connector draw:style-name="gr27" draw:text-style-name="P11" draw:layer="layout" svg:x1="61cm" svg:y1="9.5cm" svg:x2="59cm" svg:y2="9.501cm" draw:start-shape="id7" draw:start-glue-point="3" draw:end-shape="id3" draw:end-glue-point="2" svg:d="M61000 9500h-1000v1h-1000" svg:viewBox="0 0 2001 2">
          <text:p/>
        </draw:connector>
        <draw:connector draw:style-name="gr27" draw:text-style-name="P11" draw:layer="layout" svg:x1="77cm" svg:y1="9.5cm" svg:x2="65cm" svg:y2="9.5cm" draw:start-shape="id8" draw:start-glue-point="8" draw:end-shape="id7" draw:end-glue-point="1" svg:d="M77000 9500h-12000" svg:viewBox="0 0 12001 1">
          <text:p/>
        </draw:connector>
        <draw:connector draw:style-name="gr28" draw:text-style-name="P11" draw:layer="layout" svg:x1="57.999cm" svg:y1="12cm" svg:x2="77cm" svg:y2="13cm" draw:start-shape="id3" draw:start-glue-point="3" draw:end-shape="id8" draw:end-glue-point="9" svg:d="M57999 12000v1000h19001" svg:viewBox="0 0 19002 1001">
          <text:p/>
        </draw:connector>
        <draw:connector draw:style-name="gr27" draw:text-style-name="P11" draw:layer="layout" svg:x1="77cm" svg:y1="9.5cm" svg:x2="71cm" svg:y2="15cm" draw:start-shape="id8" draw:start-glue-point="8" draw:end-shape="id9" draw:end-glue-point="1" svg:d="M77000 9500h-6000v5500" svg:viewBox="0 0 6001 5501">
          <text:p/>
        </draw:connector>
        <draw:line draw:style-name="gr34" draw:text-style-name="P6" draw:layer="layout" svg:x1="63cm" svg:y1="14cm" svg:x2="63cm" svg:y2="10.5cm">
          <text:p/>
        </draw:line>
        <draw:custom-shape draw:style-name="gr32" draw:text-style-name="P3" xml:id="id7" draw:id="id7" draw:layer="layout" svg:width="4cm" svg:height="2cm" svg:x="61cm" svg:y="8.5cm">
          <text:p text:style-name="P2">MOSFET</text:p>
          <draw:enhanced-geometry svg:viewBox="0 0 21600 21600" draw:type="rectangle" draw:enhanced-path="M 0 0 L 21600 0 21600 21600 0 21600 0 0 Z N"/>
        </draw:custom-shape>
        <draw:custom-shape draw:style-name="gr40" draw:text-style-name="P1" xml:id="id4" draw:id="id4" draw:layer="layout" svg:width="6cm" svg:height="8cm" svg:x="60cm" svg:y="14cm">
          <text:p text:style-name="P2">BATTERY </text:p>
          <text:p text:style-name="P2">CHARGER</text:p>
          <text:p text:style-name="P2">(LTC4162-FAD) 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5cm" svg:height="7cm" svg:x="95cm" svg:y="7cm">
          <text:p text:style-name="P2">STEPPER</text:p>
          <text:p text:style-name="P2"><text:s/>POWER</text:p>
          <text:p text:style-name="P2">CONNECTOR</text:p>
          <text:p text:style-name="P12"><text:span text:style-name="T2">(</text:span>MOLEX - </text:p>
          <text:p text:style-name="P2">436500204)</text:p>
          <draw:enhanced-geometry svg:viewBox="0 0 21600 21600" draw:type="rectangle" draw:enhanced-path="M 0 0 L 21600 0 21600 21600 0 21600 0 0 Z N"/>
        </draw:custom-shape>
        <draw:custom-shape draw:style-name="gr41" draw:text-style-name="P1" xml:id="id27" draw:id="id27" draw:layer="layout" svg:width="7cm" svg:height="5cm" svg:x="102cm" svg:y="8cm">
          <draw:glue-point draw:id="4" svg:x="-0.714cm" svg:y="5cm"/>
          <draw:glue-point draw:id="5" svg:x="0.714cm" svg:y="5cm"/>
          <draw:glue-point draw:id="6" svg:x="3.571cm" svg:y="5cm"/>
          <text:p text:style-name="P2">STEPPER</text:p>
          <text:p text:style-name="P2">MOTOR + DRIVER</text:p>
          <text:p text:style-name="P2">(PD60-4-1260-TMCL)</text:p>
          <draw:enhanced-geometry svg:viewBox="0 0 21600 21600" draw:type="rectangle" draw:enhanced-path="M 0 0 L 21600 0 21600 21600 0 21600 0 0 Z N"/>
        </draw:custom-shape>
        <draw:connector draw:style-name="gr27" draw:text-style-name="P11" draw:layer="layout" draw:line-skew="-5cm" svg:x1="97cm" svg:y1="39.001cm" svg:x2="65cm" svg:y2="9.5cm" draw:start-shape="id10" draw:start-glue-point="4" draw:end-shape="id7" draw:end-glue-point="1" svg:d="M97000 39001h-21000v-29501h-11000" svg:viewBox="0 0 32001 29502">
          <text:p/>
        </draw:connector>
        <draw:frame draw:style-name="gr42" draw:text-style-name="P10" draw:layer="layout" svg:width="7.694cm" svg:height="1.673cm" svg:x="100cm" svg:y="38.7cm">
          <draw:text-box>
            <text:p><text:span text:style-name="T2">TO CENTRAL CHANNEL</text:span></text:p>
            <text:p><text:span text:style-name="T2">MOTHERBOARD</text:span></text:p>
          </draw:text-box>
        </draw:frame>
        <draw:line draw:style-name="gr6" draw:text-style-name="P6" draw:layer="layout" svg:x1="102cm" svg:y1="12cm" svg:x2="100cm" svg:y2="12cm">
          <text:p/>
        </draw:line>
        <draw:line draw:style-name="gr7" draw:text-style-name="P6" draw:layer="layout" svg:x1="102cm" svg:y1="9cm" svg:x2="100cm" svg:y2="9cm">
          <text:p/>
        </draw:line>
        <draw:frame draw:style-name="gr43" draw:text-style-name="P10" draw:layer="layout" svg:width="5.6cm" svg:height="0.962cm" svg:x="67.3cm" svg:y="8.5cm">
          <draw:text-box>
            <text:p><text:span text:style-name="T2">18 – 24 VDC</text:span></text:p>
          </draw:text-box>
        </draw:frame>
        <draw:line draw:style-name="gr44" draw:text-style-name="P6" draw:layer="layout" svg:x1="54.999cm" svg:y1="21cm" svg:x2="55cm" svg:y2="42cm">
          <text:p/>
        </draw:line>
        <draw:line draw:style-name="gr44" draw:text-style-name="P6" draw:layer="layout" svg:x1="54cm" svg:y1="20cm" svg:x2="54cm" svg:y2="43cm">
          <text:p/>
        </draw:line>
        <draw:line draw:style-name="gr45" draw:text-style-name="P6" draw:layer="layout" svg:x1="60cm" svg:y1="21cm" svg:x2="55cm" svg:y2="21cm">
          <text:p/>
        </draw:line>
        <draw:line draw:style-name="gr45" draw:text-style-name="P6" draw:layer="layout" svg:x1="60cm" svg:y1="20cm" svg:x2="54cm" svg:y2="20cm">
          <text:p/>
        </draw:line>
        <draw:line draw:style-name="gr46" draw:text-style-name="P6" xml:id="id11" draw:id="id11" draw:layer="layout" svg:x1="61cm" svg:y1="14cm" svg:x2="61cm" svg:y2="13.3cm">
          <text:p/>
        </draw:line>
        <draw:connector draw:style-name="gr47" draw:text-style-name="P11" draw:layer="layout" draw:line-skew="-0.11cm" svg:x1="59cm" svg:y1="9.501cm" svg:x2="61cm" svg:y2="13.3cm" draw:start-shape="id3" draw:start-glue-point="2" draw:end-shape="id11" draw:end-glue-point="0" svg:d="M59000 9501h800v3799h1200" svg:viewBox="0 0 2001 3800">
          <text:p/>
        </draw:connector>
        <draw:frame draw:style-name="gr23" draw:text-style-name="P10" draw:layer="layout" svg:width="5.019cm" svg:height="0.962cm" svg:x="16.501cm" svg:y="5.938cm">
          <draw:text-box>
            <text:p><text:span text:style-name="T2">PANEL MOUNT</text:span></text:p>
          </draw:text-box>
        </draw:frame>
        <draw:custom-shape draw:style-name="gr11" draw:text-style-name="P1" draw:layer="layout" svg:width="7cm" svg:height="3cm" draw:transform="rotate (1.5707963267949) translate (8cm 14cm)">
          <text:p text:style-name="P2">SWITCH</text:p>
          <draw:enhanced-geometry svg:viewBox="0 0 21600 21600" draw:type="rectangle" draw:enhanced-path="M 0 0 L 21600 0 21600 21600 0 21600 0 0 Z N"/>
        </draw:custom-shape>
        <draw:line draw:style-name="gr15" draw:text-style-name="P6" xml:id="id13" draw:id="id13" draw:layer="layout" svg:x1="12cm" svg:y1="13cm" svg:x2="11cm" svg:y2="13cm">
          <text:p/>
        </draw:line>
        <draw:line draw:style-name="gr16" draw:text-style-name="P6" xml:id="id15" draw:id="id15" draw:layer="layout" svg:x1="13cm" svg:y1="11cm" svg:x2="11cm" svg:y2="11cm">
          <text:p/>
        </draw:line>
        <draw:line draw:style-name="gr12" draw:text-style-name="P6" draw:layer="layout" svg:x1="16cm" svg:y1="8cm" svg:x2="11cm" svg:y2="8cm">
          <text:p/>
        </draw:line>
        <draw:line draw:style-name="gr13" draw:text-style-name="P6" draw:layer="layout" svg:x1="16cm" svg:y1="10cm" svg:x2="11cm" svg:y2="10cm">
          <text:p/>
        </draw:line>
        <draw:connector draw:style-name="gr48" draw:text-style-name="P11" draw:layer="layout" svg:x1="12cm" svg:y1="16.5cm" svg:x2="12cm" svg:y2="13cm" draw:start-shape="id12" draw:start-glue-point="1" draw:end-shape="id13" draw:end-glue-point="1" svg:d="M12000 16500v-3500" svg:viewBox="0 0 1 3501">
          <text:p/>
        </draw:connector>
        <draw:connector draw:style-name="gr49" draw:text-style-name="P11" draw:layer="layout" svg:x1="13cm" svg:y1="18.5cm" svg:x2="13cm" svg:y2="11cm" draw:start-shape="id14" draw:start-glue-point="1" draw:end-shape="id15" draw:end-glue-point="1" svg:d="M13000 18500v-7500" svg:viewBox="0 0 1 7501">
          <text:p/>
        </draw:connector>
        <draw:line draw:style-name="gr50" draw:text-style-name="P6" xml:id="id16" draw:id="id16" draw:layer="layout" svg:x1="14cm" svg:y1="12.5cm" svg:x2="16cm" svg:y2="12.5cm">
          <text:p/>
        </draw:line>
        <draw:connector draw:style-name="gr51" draw:text-style-name="P11" draw:layer="layout" draw:line-skew="4cm" svg:x1="14cm" svg:y1="12.5cm" svg:x2="12cm" svg:y2="20.5cm" draw:start-shape="id16" draw:start-glue-point="3" draw:end-shape="id17" draw:end-glue-point="1" svg:d="M14000 12500v8000h-2000" svg:viewBox="0 0 2001 8001">
          <text:p/>
        </draw:connector>
        <draw:custom-shape draw:style-name="gr11" draw:text-style-name="P1" draw:layer="layout" svg:width="7cm" svg:height="3cm" draw:transform="rotate (1.5707963267949) translate (3.001cm 22cm)">
          <text:p text:style-name="P2">C13</text:p>
          <text:p text:style-name="P2">CONNECTOR</text:p>
          <text:p text:style-name="P2">(6051.2078)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001cm" svg:y1="20.5cm" svg:x2="8.001cm" svg:y2="20.5cm">
          <text:p/>
        </draw:line>
        <draw:line draw:style-name="gr12" draw:text-style-name="P6" draw:layer="layout" svg:x1="8.001cm" svg:y1="16.5cm" svg:x2="6.001cm" svg:y2="16.5cm">
          <text:p/>
        </draw:line>
        <draw:line draw:style-name="gr13" draw:text-style-name="P6" draw:layer="layout" svg:x1="8.001cm" svg:y1="18.5cm" svg:x2="6.001cm" svg:y2="18.5cm">
          <text:p/>
        </draw:line>
        <draw:frame draw:style-name="gr52" draw:text-style-name="P10" draw:layer="layout" svg:width="5.019cm" svg:height="1.673cm" svg:x="18.601cm" svg:y="17.627cm">
          <draw:text-box>
            <text:p><text:span text:style-name="T2">SHURTER</text:span></text:p>
            <text:p><text:span text:style-name="T2">(3-104-204)</text:span></text:p>
          </draw:text-box>
        </draw:frame>
        <draw:line draw:style-name="gr5" draw:text-style-name="P6" draw:layer="layout" svg:x1="22.001cm" svg:y1="12.5cm" svg:x2="24.001cm" svg:y2="12.5cm">
          <text:p/>
        </draw:line>
        <draw:line draw:style-name="gr12" draw:text-style-name="P6" draw:layer="layout" svg:x1="24.001cm" svg:y1="8.5cm" svg:x2="22.001cm" svg:y2="8.5cm">
          <text:p/>
        </draw:line>
        <draw:line draw:style-name="gr13" draw:text-style-name="P6" draw:layer="layout" svg:x1="24.001cm" svg:y1="10.5cm" svg:x2="22.001cm" svg:y2="10.5cm">
          <text:p/>
        </draw:line>
        <draw:custom-shape draw:style-name="gr2" draw:text-style-name="P3" draw:layer="layout" svg:width="6cm" svg:height="7cm" svg:x="24cm" svg:y="7.001cm">
          <text:p text:style-name="P2">VAC</text:p>
          <text:p text:style-name="P2">LINE FILTER</text:p>
          <text:p text:style-name="P2">(MR-2021)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5.019cm" svg:height="0.962cm" svg:x="24.5cm" svg:y="6.039cm">
          <draw:text-box>
            <text:p><text:span text:style-name="T2">PANEL MOUNT</text:span></text:p>
          </draw:text-box>
        </draw:frame>
        <draw:frame draw:style-name="gr42" draw:text-style-name="P10" draw:layer="layout" svg:width="7.694cm" svg:height="1.673cm" svg:x="60.3cm" svg:y="27.627cm">
          <draw:text-box>
            <text:p><text:span text:style-name="T2">6 – CELL LiFePO4 </text:span></text:p>
            <text:p><text:span text:style-name="T2">BATTERY</text:span></text:p>
          </draw:text-box>
        </draw:frame>
        <draw:line draw:style-name="gr53" draw:text-style-name="P13" draw:layer="layout" svg:x1="53cm" svg:y1="19cm" svg:x2="53cm" svg:y2="44cm">
          <text:p/>
        </draw:line>
        <draw:line draw:style-name="gr54" draw:text-style-name="P13" draw:layer="layout" svg:x1="60.001cm" svg:y1="19cm" svg:x2="53cm" svg:y2="19cm">
          <text:p/>
        </draw:line>
        <draw:frame draw:style-name="gr55" draw:text-style-name="P10" draw:layer="layout" svg:width="2.898cm" svg:height="0.962cm" svg:x="92.002cm" svg:y="43.038cm">
          <draw:text-box>
            <text:p><text:span text:style-name="T2">3.3 VDC</text:span></text:p>
          </draw:text-box>
        </draw:frame>
        <draw:custom-shape draw:style-name="gr31" draw:text-style-name="P2" xml:id="id18" draw:id="id18" draw:layer="layout" svg:width="4cm" svg:height="1cm" draw:transform="rotate (1.5709708597201) translate (56.001cm 22cm)"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draw:line-skew="0.999cm" svg:x1="56.501cm" svg:y1="22cm" svg:x2="63cm" svg:y2="22cm" draw:start-shape="id18" draw:start-glue-point="3" draw:end-shape="id4" draw:end-glue-point="2" svg:d="M56501 22000v1500h6499v-1500" svg:viewBox="0 0 6500 1501">
          <text:p/>
        </draw:connector>
        <draw:connector draw:style-name="gr38" draw:text-style-name="P11" xml:id="id21" draw:id="id21" draw:layer="layout" draw:line-skew="3.758cm" svg:x1="34.035cm" svg:y1="14.961cm" svg:x2="39cm" svg:y2="11cm" draw:end-shape="id19" svg:d="M34035 14961h5965v-3961h-1000" svg:viewBox="0 0 5966 3962">
          <text:p/>
        </draw:connector>
        <draw:connector draw:style-name="gr38" draw:text-style-name="P11" draw:layer="layout" draw:line-skew="-1.991cm" svg:x1="30.999cm" svg:y1="12.5cm" svg:x2="34.035cm" svg:y2="14.961cm" draw:start-shape="id20" draw:start-glue-point="0" draw:end-shape="id21" draw:end-glue-point="2" svg:d="M30999 12500h1v2461h3035" svg:viewBox="0 0 3037 2462">
          <text:p/>
        </draw:connector>
        <draw:line draw:style-name="gr45" draw:text-style-name="P6" draw:layer="layout" svg:x1="97cm" svg:y1="43cm" svg:x2="54cm" svg:y2="43cm">
          <text:p/>
        </draw:line>
        <draw:line draw:style-name="gr45" draw:text-style-name="P6" draw:layer="layout" svg:x1="97cm" svg:y1="42cm" svg:x2="55cm" svg:y2="42cm">
          <text:p/>
        </draw:line>
        <draw:line draw:style-name="gr53" draw:text-style-name="P13" draw:layer="layout" svg:x1="97cm" svg:y1="44cm" svg:x2="53cm" svg:y2="44cm">
          <text:p/>
        </draw:line>
        <draw:frame draw:style-name="gr56" draw:text-style-name="P10" draw:layer="layout" svg:width="2.501cm" svg:height="0.962cm" svg:x="92.004cm" svg:y="42.038cm">
          <draw:text-box>
            <text:p><text:span text:style-name="T2">SDA</text:span></text:p>
          </draw:text-box>
        </draw:frame>
        <draw:frame draw:style-name="gr56" draw:text-style-name="P10" draw:layer="layout" svg:width="2.501cm" svg:height="0.962cm" svg:x="92.001cm" svg:y="41cm">
          <draw:text-box>
            <text:p><text:span text:style-name="T2">SCL</text:span></text:p>
          </draw:text-box>
        </draw:frame>
        <draw:custom-shape draw:style-name="gr57" draw:text-style-name="P3" xml:id="id10" draw:id="id10" draw:layer="layout" svg:width="11cm" svg:height="3cm" draw:transform="rotate (1.5707963267949) translate (97cm 45cm)">
          <draw:glue-point draw:id="4" svg:x="-5cm" svg:y="-0.454cm"/>
          <draw:glue-point draw:id="5" svg:x="-5.003cm" svg:y="0.454cm"/>
          <draw:glue-point draw:id="6" svg:x="-5cm" svg:y="-3.181cm"/>
          <draw:glue-point draw:id="7" svg:x="-5cm" svg:y="-2.272cm"/>
          <draw:glue-point draw:id="8" svg:x="-5cm" svg:y="4.09cm"/>
          <draw:glue-point draw:id="9" svg:x="-5cm" svg:y="3.181cm"/>
          <draw:glue-point draw:id="10" svg:x="-5cm" svg:y="2.272cm"/>
          <draw:glue-point draw:id="11" svg:x="-5cm" svg:y="-4.09cm"/>
          <text:p text:style-name="P2">CONNECTOR</text:p>
          <text:p text:style-name="P12"><text:span text:style-name="T2">((TE (AMP) -</text:span></text:p>
          <text:p text:style-name="P12"><text:span text:style-name="T2">5535070-4)</text:span></text:p>
          <draw:enhanced-geometry svg:viewBox="0 0 21600 21600" draw:type="rectangle" draw:enhanced-path="M 0 0 L 21600 0 21600 21600 0 21600 0 0 Z N"/>
        </draw:custom-shape>
        <draw:custom-shape draw:style-name="gr58" draw:text-style-name="P1" xml:id="id22" draw:id="id22" draw:layer="layout" svg:width="4cm" svg:height="2cm" draw:transform="rotate (1.5707963267949) translate (81cm 13cm)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2">BYPASS</text:p>
          <draw:enhanced-geometry svg:viewBox="0 0 21600 21600" draw:type="rectangle" draw:enhanced-path="M 0 0 L 21600 0 21600 21600 0 21600 0 0 Z N"/>
        </draw:custom-shape>
        <draw:custom-shape draw:style-name="gr59" draw:text-style-name="P3" xml:id="id8" draw:id="id8" draw:layer="layout" svg:width="8cm" svg:height="2cm" draw:transform="rotate (1.5707963267949) translate (77cm 15cm)">
          <draw:glue-point draw:id="4" svg:x="-2.5cm" svg:y="5cm"/>
          <draw:glue-point draw:id="5" svg:x="2.5cm" svg:y="5cm"/>
          <draw:glue-point draw:id="6" svg:x="5cm" svg:y="-1.25cm"/>
          <draw:glue-point draw:id="7" svg:x="5cm" svg:y="1.25cm"/>
          <draw:glue-point draw:id="8" svg:x="-5cm" svg:y="-1.875cm"/>
          <draw:glue-point draw:id="9" svg:x="-5cm" svg:y="2.5cm"/>
          <text:p text:style-name="P2">CONNECTOR </text:p>
          <text:p text:style-name="P2">(SFM-115-02-L-D-A-K-TR)</text:p>
          <draw:enhanced-geometry svg:viewBox="0 0 21600 21600" draw:type="rectangle" draw:enhanced-path="M 0 0 L 21600 0 21600 21600 0 21600 0 0 Z N"/>
        </draw:custom-shape>
        <draw:custom-shape draw:style-name="gr59" draw:text-style-name="P3" xml:id="id23" draw:id="id23" draw:layer="layout" svg:width="8cm" svg:height="2cm" draw:transform="rotate (1.5707963267949) translate (85cm 15cm)">
          <draw:glue-point draw:id="4" svg:x="-5cm" svg:y="-1.25cm"/>
          <draw:glue-point draw:id="5" svg:x="-5cm" svg:y="1.25cm"/>
          <draw:glue-point draw:id="6" svg:x="-2.5cm" svg:y="-5cm"/>
          <draw:glue-point draw:id="7" svg:x="2.5cm" svg:y="-5cm"/>
          <draw:glue-point draw:id="8" svg:x="5cm" svg:y="-1.875cm"/>
          <draw:glue-point draw:id="9" svg:x="5cm" svg:y="2.5cm"/>
          <text:p text:style-name="P2">CONNECTOR</text:p>
          <text:p text:style-name="P2">(SFM-115-02-L-D-A-K-TR)</text:p>
          <draw:enhanced-geometry svg:viewBox="0 0 21600 21600" draw:type="rectangle" draw:enhanced-path="M 0 0 L 21600 0 21600 21600 0 21600 0 0 Z N"/>
        </draw:custom-shape>
        <draw:connector draw:style-name="gr60" draw:text-style-name="P11" draw:layer="layout" svg:x1="83cm" svg:y1="10cm" svg:x2="85cm" svg:y2="10cm" draw:start-shape="id22" draw:start-glue-point="6" draw:end-shape="id23" draw:end-glue-point="4" svg:d="M83000 10000h2000" svg:viewBox="0 0 2001 1">
          <text:p/>
        </draw:connector>
        <draw:connector draw:style-name="gr60" draw:text-style-name="P11" draw:layer="layout" svg:x1="79cm" svg:y1="10cm" svg:x2="81cm" svg:y2="10cm" draw:start-shape="id8" draw:start-glue-point="6" draw:end-shape="id22" draw:end-glue-point="5" svg:d="M79000 10000h2000" svg:viewBox="0 0 2001 1">
          <text:p/>
        </draw:connector>
        <draw:connector draw:style-name="gr61" draw:text-style-name="P11" draw:layer="layout" svg:x1="81cm" svg:y1="12cm" svg:x2="79cm" svg:y2="12cm" draw:start-shape="id22" draw:start-glue-point="4" draw:end-shape="id8" draw:end-glue-point="7" svg:d="M81000 12000h-2000" svg:viewBox="0 0 2001 1">
          <text:p/>
        </draw:connector>
        <draw:connector draw:style-name="gr61" draw:text-style-name="P11" draw:layer="layout" svg:x1="85cm" svg:y1="12cm" svg:x2="83cm" svg:y2="12cm" draw:start-shape="id23" draw:start-glue-point="5" draw:end-shape="id22" draw:end-glue-point="7" svg:d="M85000 12000h-2000" svg:viewBox="0 0 2001 1">
          <text:p/>
        </draw:connector>
        <draw:custom-shape draw:style-name="gr62" draw:text-style-name="P2" xml:id="id24" draw:id="id24" draw:layer="layout" svg:width="5cm" svg:height="1cm" draw:transform="rotate (1.5709708597201) translate (89.001cm 12cm)"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1" draw:layer="layout" svg:x1="90.001cm" svg:y1="9.5cm" svg:x2="92.001cm" svg:y2="9.5cm" draw:start-shape="id24" draw:start-glue-point="2" draw:end-shape="id25" draw:end-glue-point="0" svg:d="M90001 9500h2000" svg:viewBox="0 0 2001 1">
          <text:p/>
        </draw:connector>
        <draw:custom-shape draw:style-name="gr62" draw:text-style-name="P2" xml:id="id25" draw:id="id25" draw:layer="layout" svg:width="5cm" svg:height="1cm" draw:transform="rotate (1.5709708597201) translate (92.001cm 12cm)">
          <text:p text:style-name="P2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1" draw:layer="layout" draw:line-skew="0.499cm" svg:x1="89.501cm" svg:y1="12cm" svg:x2="92.501cm" svg:y2="12cm" draw:start-shape="id24" draw:start-glue-point="3" draw:end-shape="id25" draw:end-glue-point="3" svg:d="M89501 12000v1000h3000v-1000" svg:viewBox="0 0 3001 1001">
          <text:p/>
        </draw:connector>
        <draw:connector draw:style-name="gr60" draw:text-style-name="P11" draw:layer="layout" svg:x1="93.001cm" svg:y1="9.5cm" svg:x2="95cm" svg:y2="9.5cm" draw:start-shape="id25" draw:start-glue-point="2" svg:d="M93001 9500h1999" svg:viewBox="0 0 2000 1">
          <text:p/>
        </draw:connector>
        <draw:line draw:style-name="gr6" draw:text-style-name="P6" draw:layer="layout" svg:x1="95cm" svg:y1="13cm" svg:x2="92.5cm" svg:y2="13cm">
          <text:p/>
        </draw:line>
        <draw:connector draw:style-name="gr60" draw:text-style-name="P11" draw:layer="layout" svg:x1="87cm" svg:y1="9.5cm" svg:x2="89.001cm" svg:y2="9.5cm" draw:start-shape="id23" draw:start-glue-point="8" draw:end-shape="id24" draw:end-glue-point="0" svg:d="M87000 9500h2001" svg:viewBox="0 0 2002 1">
          <text:p/>
        </draw:connector>
        <draw:connector draw:style-name="gr28" draw:text-style-name="P11" draw:layer="layout" svg:x1="87cm" svg:y1="13cm" svg:x2="89.501cm" svg:y2="12cm" draw:start-shape="id23" draw:start-glue-point="9" draw:end-shape="id24" draw:end-glue-point="3" svg:d="M87000 13000h2501v-1000" svg:viewBox="0 0 2502 1001">
          <text:p/>
        </draw:connector>
        <draw:connector draw:style-name="gr61" draw:text-style-name="P11" draw:layer="layout" draw:line-skew="-1.499cm" svg:x1="97cm" svg:y1="39.999cm" svg:x2="77cm" svg:y2="13cm" draw:start-shape="id10" draw:start-glue-point="5" draw:end-shape="id8" draw:end-glue-point="9" svg:d="M97000 39999h-22000v-26999h2000" svg:viewBox="0 0 22001 27000">
          <text:p/>
        </draw:connector>
        <draw:frame draw:style-name="gr63" draw:text-style-name="P10" draw:layer="layout" svg:width="4.13cm" svg:height="0.962cm" svg:x="78cm" svg:y="38.038cm">
          <draw:text-box>
            <text:p><text:span text:style-name="T2">18 – 24 VDC</text:span></text:p>
          </draw:text-box>
        </draw:frame>
        <draw:custom-shape draw:style-name="gr64" draw:text-style-name="P3" xml:id="id26" draw:id="id26" draw:layer="layout" svg:width="5cm" svg:height="3cm" draw:transform="rotate (1.5707963267949) translate (97cm 20cm)">
          <draw:glue-point draw:id="4" svg:x="5cm" svg:y="-1cm"/>
          <draw:glue-point draw:id="5" svg:x="5cm" svg:y="1cm"/>
          <draw:glue-point draw:id="6" svg:x="-5cm" svg:y="-1cm"/>
          <draw:glue-point draw:id="7" svg:x="-5cm" svg:y="1cm"/>
          <text:p text:style-name="P2">RS485</text:p>
          <text:p text:style-name="P2">CONNECTOR</text:p>
          <text:p text:style-name="P12"><text:span text:style-name="T2">(MOLEX - </text:span></text:p>
          <text:p text:style-name="P2">532540270)</text:p>
          <draw:enhanced-geometry svg:viewBox="0 0 21600 21600" draw:type="rectangle" draw:enhanced-path="M 0 0 L 21600 0 21600 21600 0 21600 0 0 Z N"/>
        </draw:custom-shape>
        <draw:connector draw:style-name="gr65" draw:text-style-name="P11" draw:layer="layout" svg:x1="100cm" svg:y1="18cm" svg:x2="105.999cm" svg:y2="13cm" draw:start-shape="id26" draw:start-glue-point="5" draw:end-shape="id27" draw:end-glue-point="5" svg:d="M100000 18000h5999v-5000" svg:viewBox="0 0 6000 5001">
          <text:p/>
        </draw:connector>
        <draw:connector draw:style-name="gr66" draw:text-style-name="P11" draw:layer="layout" svg:x1="100cm" svg:y1="17cm" svg:x2="105.001cm" svg:y2="13cm" draw:start-shape="id26" draw:start-glue-point="4" draw:end-shape="id27" draw:end-glue-point="4" svg:d="M100000 17000h5001v-4000" svg:viewBox="0 0 5002 4001">
          <text:p/>
        </draw:connector>
        <draw:frame draw:style-name="gr67" draw:text-style-name="P10" draw:layer="layout" svg:width="0.925cm" svg:height="0.962cm" svg:x="94cm" svg:y="16.038cm">
          <draw:text-box>
            <text:p><text:span text:style-name="T2">A</text:span></text:p>
          </draw:text-box>
        </draw:frame>
        <draw:frame draw:style-name="gr67" draw:text-style-name="P10" draw:layer="layout" svg:width="0.925cm" svg:height="0.962cm" svg:x="94cm" svg:y="17.038cm">
          <draw:text-box>
            <text:p><text:span text:style-name="T2">B</text:span></text:p>
          </draw:text-box>
        </draw:frame>
        <draw:connector draw:style-name="gr66" draw:text-style-name="P11" draw:layer="layout" draw:line-skew="-12.999cm" svg:x1="97cm" svg:y1="37.001cm" svg:x2="97cm" svg:y2="17cm" draw:start-shape="id10" draw:start-glue-point="7" draw:end-shape="id26" draw:end-glue-point="6" svg:d="M97000 37001h-13500v-20001h13500" svg:viewBox="0 0 13501 20002">
          <text:p/>
        </draw:connector>
        <draw:connector draw:style-name="gr65" draw:text-style-name="P11" draw:layer="layout" draw:line-skew="-11.999cm" svg:x1="97cm" svg:y1="36.001cm" svg:x2="97cm" svg:y2="18cm" draw:start-shape="id10" draw:start-glue-point="6" draw:end-shape="id26" draw:end-glue-point="7" svg:d="M97000 36001h-12500v-18001h12500" svg:viewBox="0 0 12501 18002">
          <text:p/>
        </draw:connector>
        <draw:custom-shape draw:style-name="gr68" draw:text-style-name="P3" xml:id="id29" draw:id="id29" draw:layer="layout" svg:width="5cm" svg:height="4cm" draw:transform="rotate (1.5707963267949) translate (95.995cm 33cm)">
          <draw:glue-point draw:id="4" svg:x="3.512cm" svg:y="-1.2cm"/>
          <draw:glue-point draw:id="5" svg:x="-4.987cm" svg:y="-3cm"/>
          <draw:glue-point draw:id="6" svg:x="-4.987cm" svg:y="3cm"/>
          <text:p text:style-name="P2">OPTICAL</text:p>
          <text:p text:style-name="P2">SWITCH</text:p>
          <text:p text:style-name="P2">CONNECTOR</text:p>
          <text:p text:style-name="P12"><text:span text:style-name="T2">(MOLEX - </text:span></text:p>
          <text:p text:style-name="P2">532540470)</text:p>
          <draw:enhanced-geometry svg:viewBox="0 0 21600 21600" draw:type="rectangle" draw:enhanced-path="M 0 0 L 21600 0 21600 21600 0 21600 0 0 Z N"/>
        </draw:custom-shape>
        <draw:frame draw:style-name="gr69" draw:text-style-name="P10" draw:layer="layout" svg:width="8.567cm" svg:height="1.673cm" svg:x="100.133cm" svg:y="30cm">
          <draw:text-box>
            <text:p><text:span text:style-name="T2">TO STEPPER LIMIT SWITCH PM-K65</text:span></text:p>
          </draw:text-box>
        </draw:frame>
        <draw:custom-shape draw:style-name="gr31" draw:text-style-name="P2" xml:id="id28" draw:id="id28" draw:layer="layout" svg:width="4cm" svg:height="1cm" draw:transform="rotate (1.5709708597201) translate (92.001cm 32.5cm)">
          <draw:glue-point draw:id="4" svg:x="-4.995cm" svg:y="-3.75cm"/>
          <draw:glue-point draw:id="5" svg:x="-4.995cm" svg:y="3.75cm"/>
          <draw:glue-point draw:id="6" svg:x="4.995cm" svg:y="-3.75cm"/>
          <draw:glue-point draw:id="7" svg:x="4.995cm" svg:y="3.75cm"/>
          <text:p text:style-name="P2">FILTER</text:p>
          <draw:enhanced-geometry svg:viewBox="0 0 21600 21600" draw:type="rectangle" draw:enhanced-path="M 0 0 L 21600 0 21600 21600 0 21600 0 0 Z N"/>
        </draw:custom-shape>
        <draw:frame draw:style-name="gr70" draw:text-style-name="P10" draw:layer="layout" svg:width="3.296cm" svg:height="0.962cm" svg:x="90.004cm" svg:y="23.038cm">
          <draw:text-box>
            <text:p><text:span text:style-name="T2">STOP_L</text:span></text:p>
          </draw:text-box>
        </draw:frame>
        <draw:connector draw:style-name="gr71" draw:text-style-name="P11" draw:layer="layout" svg:x1="93.001cm" svg:y1="30.5cm" svg:x2="95.995cm" svg:y2="30.5cm" draw:start-shape="id28" draw:start-glue-point="2" draw:end-shape="id29" draw:end-glue-point="0" svg:d="M93001 30500h2994" svg:viewBox="0 0 2995 1">
          <text:p/>
        </draw:connector>
        <draw:connector draw:style-name="gr72" draw:text-style-name="P11" draw:layer="layout" draw:line-skew="-1.498cm" svg:x1="92.001cm" svg:y1="30.5cm" svg:x2="96cm" svg:y2="24cm" draw:start-shape="id28" draw:start-glue-point="0" draw:end-shape="id30" draw:end-glue-point="4" svg:d="M92001 30500h-2001v-6500h6000" svg:viewBox="0 0 6001 6501">
          <text:p/>
        </draw:connector>
        <draw:custom-shape draw:style-name="gr68" draw:text-style-name="P3" xml:id="id30" draw:id="id30" draw:layer="layout" svg:width="5cm" svg:height="4cm" draw:transform="rotate (1.5707963267949) translate (96cm 26cm)">
          <draw:glue-point draw:id="4" svg:x="-5cm" svg:y="1cm"/>
          <draw:glue-point draw:id="5" svg:x="-5cm" svg:y="-1cm"/>
          <draw:glue-point draw:id="6" svg:x="-5cm" svg:y="-3cm"/>
          <draw:glue-point draw:id="7" svg:x="-5cm" svg:y="3cm"/>
          <text:p text:style-name="P2">IO</text:p>
          <text:p text:style-name="P2">CONNECTOR</text:p>
          <text:p text:style-name="P12"><text:span text:style-name="T2">(MOLEX - </text:span></text:p>
          <text:p text:style-name="P2">532540870)</text:p>
          <draw:enhanced-geometry svg:viewBox="0 0 21600 21600" draw:type="rectangle" draw:enhanced-path="M 0 0 L 21600 0 21600 21600 0 21600 0 0 Z N"/>
        </draw:custom-shape>
        <draw:connector draw:style-name="gr73" draw:text-style-name="P11" draw:layer="layout" svg:x1="100cm" svg:y1="23.5cm" svg:x2="107.999cm" svg:y2="13cm" draw:start-shape="id30" draw:start-glue-point="2" draw:end-shape="id27" draw:end-glue-point="6" svg:d="M100000 23500h7999v-10500" svg:viewBox="0 0 8000 10501">
          <text:p/>
        </draw:connector>
        <draw:connector draw:style-name="gr60" draw:text-style-name="P11" draw:layer="layout" svg:x1="92.999cm" svg:y1="29cm" svg:x2="96.001cm" svg:y2="29cm" draw:start-shape="id28" draw:start-glue-point="6" draw:end-shape="id29" draw:end-glue-point="5" svg:d="M92999 29000h3002" svg:viewBox="0 0 3003 1">
          <text:p/>
        </draw:connector>
        <draw:frame draw:style-name="gr70" draw:text-style-name="P10" draw:layer="layout" svg:width="3.296cm" svg:height="0.962cm" svg:x="93cm" svg:y="28.038cm">
          <draw:text-box>
            <text:p><text:span text:style-name="T2">24VDC</text:span></text:p>
          </draw:text-box>
        </draw:frame>
        <draw:connector draw:style-name="gr28" draw:text-style-name="P11" draw:layer="layout" svg:x1="92.999cm" svg:y1="32cm" svg:x2="96.001cm" svg:y2="32cm" draw:start-shape="id28" draw:start-glue-point="7" draw:end-shape="id29" draw:end-glue-point="6" svg:d="M92999 32000h3002" svg:viewBox="0 0 3003 1">
          <text:p/>
        </draw:connector>
        <draw:connector draw:style-name="gr73" draw:text-style-name="P11" draw:layer="layout" draw:line-skew="-7.499cm" svg:x1="97cm" svg:y1="35.001cm" svg:x2="96cm" svg:y2="23cm" draw:start-shape="id10" draw:start-glue-point="11" draw:end-shape="id30" draw:end-glue-point="5" svg:d="M97000 35001h-9000v-12001h8000" svg:viewBox="0 0 9001 12002">
          <text:p/>
        </draw:connector>
        <draw:frame draw:style-name="gr70" draw:text-style-name="P10" draw:layer="layout" svg:width="5.48cm" svg:height="0.962cm" svg:x="89.004cm" svg:y="22cm">
          <draw:text-box>
            <text:p><text:span text:style-name="T2">4x GPIO, 1x DAC</text:span></text:p>
          </draw:text-box>
        </draw:frame>
        <draw:connector draw:style-name="gr60" draw:text-style-name="P11" draw:layer="layout" svg:x1="93.003cm" svg:y1="21.962cm" svg:x2="96.005cm" svg:y2="21.962cm" svg:d="M93003 21962h3002" svg:viewBox="0 0 3003 1">
          <text:p/>
        </draw:connector>
        <draw:frame draw:style-name="gr70" draw:text-style-name="P10" draw:layer="layout" svg:width="3.296cm" svg:height="0.962cm" svg:x="93.004cm" svg:y="21cm">
          <draw:text-box>
            <text:p><text:span text:style-name="T2">24VDC</text:span></text:p>
          </draw:text-box>
        </draw:frame>
        <draw:connector draw:style-name="gr28" draw:text-style-name="P11" draw:layer="layout" svg:x1="93cm" svg:y1="25cm" svg:x2="96.002cm" svg:y2="25cm" svg:d="M93000 25000h3002" svg:viewBox="0 0 3003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09-28T11:51:22.697000000</dc:date>
    <meta:editing-duration>PT6H1M50S</meta:editing-duration>
    <meta:editing-cycles>58</meta:editing-cycles>
    <meta:generator>LibreOffice/7.0.1.2$Windows_X86_64 LibreOffice_project/7cbcfc562f6eb6708b5ff7d7397325de9e764452</meta:generator>
    <meta:print-date>2020-08-31T10:32:00.135000000</meta:print-date>
    <meta:document-statistic meta:object-count="139"/>
  </office:meta>
</office:document-meta>
</file>